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77e7f" officeooo:paragraph-rsid="00277e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Robienie leetcode</text:p>
      <text:p text:style-name="P1">-Udane rozwiązanie leetcod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3T05:42:00.867512186</dc:date>
    <meta:editing-duration>PT6H54M24S</meta:editing-duration>
    <meta:editing-cycles>14</meta:editing-cycles>
    <meta:document-statistic meta:table-count="0" meta:image-count="0" meta:object-count="0" meta:page-count="1" meta:paragraph-count="2" meta:word-count="5" meta:character-count="45" meta:non-whitespace-character-count="42"/>
  </office:meta>
</office:document-meta>
</file>